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8b69a" officeooo:paragraph-rsid="0028d2e7"/>
    </style:style>
    <style:style style:name="P2" style:family="paragraph" style:parent-style-name="Standard">
      <style:paragraph-properties fo:text-align="justify" style:justify-single-word="false"/>
      <style:text-properties officeooo:rsid="0028d2e7" officeooo:paragraph-rsid="0028d2e7"/>
    </style:style>
    <style:style style:name="P3" style:family="paragraph" style:parent-style-name="Standard">
      <style:paragraph-properties fo:text-align="justify" style:justify-single-word="false"/>
      <style:text-properties officeooo:rsid="0029bcb4" officeooo:paragraph-rsid="0029bcb4"/>
    </style:style>
    <style:style style:name="P4" style:family="paragraph" style:parent-style-name="Standard">
      <style:paragraph-properties fo:text-align="justify" style:justify-single-word="false"/>
      <style:text-properties officeooo:paragraph-rsid="002e1745"/>
    </style:style>
    <style:style style:name="P5" style:family="paragraph" style:parent-style-name="Standard">
      <style:paragraph-properties fo:text-align="justify" style:justify-single-word="false"/>
      <style:text-properties officeooo:paragraph-rsid="0028d2e7"/>
    </style:style>
    <style:style style:name="P6" style:family="paragraph" style:parent-style-name="Standard">
      <style:paragraph-properties fo:text-align="justify" style:justify-single-word="false"/>
      <style:text-properties style:use-window-font-color="true" officeooo:rsid="0049d906" officeooo:paragraph-rsid="00480e89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34f79b" officeooo:paragraph-rsid="0034f79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5d74b6" officeooo:paragraph-rsid="005d74b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1171" officeooo:paragraph-rsid="001c1171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5c1cec"/>
    </style:style>
    <style:style style:name="P11" style:family="paragraph" style:parent-style-name="Standard">
      <style:paragraph-properties fo:text-align="justify" style:justify-single-word="false"/>
      <style:text-properties officeooo:rsid="001c1171" officeooo:paragraph-rsid="001c1171"/>
    </style:style>
    <style:style style:name="P12" style:family="paragraph" style:parent-style-name="Standard">
      <style:paragraph-properties fo:text-align="justify" style:justify-single-word="false"/>
      <style:text-properties officeooo:rsid="0029bcb4" officeooo:paragraph-rsid="0029bcb4"/>
    </style:style>
    <style:style style:name="P13" style:family="paragraph" style:parent-style-name="Standard">
      <style:paragraph-properties fo:text-align="justify" style:justify-single-word="false"/>
      <style:text-properties officeooo:rsid="0029bcb4" officeooo:paragraph-rsid="005f0acd"/>
    </style:style>
    <style:style style:name="P14" style:family="paragraph" style:parent-style-name="Standard">
      <style:paragraph-properties fo:text-align="justify" style:justify-single-word="false"/>
      <style:text-properties officeooo:rsid="005f0acd" officeooo:paragraph-rsid="005f0ac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64f844" officeooo:paragraph-rsid="0064f84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officeooo:paragraph-rsid="005c1cec"/>
    </style:style>
    <style:style style:name="P17" style:family="paragraph" style:parent-style-name="Standard">
      <style:paragraph-properties fo:text-align="justify" style:justify-single-word="false"/>
      <style:text-properties style:use-window-font-color="true" officeooo:rsid="006a7d07" officeooo:paragraph-rsid="006a7d07"/>
    </style:style>
    <style:style style:name="T1" style:family="text">
      <style:text-properties officeooo:rsid="0028b69a"/>
    </style:style>
    <style:style style:name="T2" style:family="text">
      <style:text-properties officeooo:rsid="0028d2e7"/>
    </style:style>
    <style:style style:name="T3" style:family="text">
      <style:text-properties officeooo:rsid="0029bcb4"/>
    </style:style>
    <style:style style:name="T4" style:family="text">
      <style:text-properties officeooo:rsid="002a5c1a"/>
    </style:style>
    <style:style style:name="T5" style:family="text">
      <style:text-properties officeooo:rsid="002ca664"/>
    </style:style>
    <style:style style:name="T6" style:family="text">
      <style:text-properties officeooo:rsid="002db894"/>
    </style:style>
    <style:style style:name="T7" style:family="text">
      <style:text-properties officeooo:rsid="002fdade"/>
    </style:style>
    <style:style style:name="T8" style:family="text">
      <style:text-properties officeooo:rsid="00305e6c"/>
    </style:style>
    <style:style style:name="T9" style:family="text">
      <style:text-properties officeooo:rsid="00315413"/>
    </style:style>
    <style:style style:name="T10" style:family="text">
      <style:text-properties officeooo:rsid="0032e84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b69a" style:font-weight-asian="bold" style:font-weight-complex="bold"/>
    </style:style>
    <style:style style:name="T13" style:family="text">
      <style:text-properties fo:font-weight="bold" officeooo:rsid="0029bcb4" style:font-weight-asian="bold" style:font-weight-complex="bold"/>
    </style:style>
    <style:style style:name="T14" style:family="text">
      <style:text-properties fo:font-weight="bold" officeooo:rsid="00460d06" style:font-weight-asian="bold" style:font-weight-complex="bold"/>
    </style:style>
    <style:style style:name="T15" style:family="text">
      <style:text-properties fo:font-weight="bold" officeooo:rsid="0053c309" style:font-weight-asian="bold" style:font-weight-complex="bold"/>
    </style:style>
    <style:style style:name="T16" style:family="text">
      <style:text-properties fo:font-weight="bold" officeooo:rsid="0064d9b6" style:font-weight-asian="bold" style:font-weight-complex="bold"/>
    </style:style>
    <style:style style:name="T17" style:family="text">
      <style:text-properties fo:font-weight="bold" officeooo:rsid="006b5830" style:font-weight-asian="bold" style:font-weight-complex="bold"/>
    </style:style>
    <style:style style:name="T18" style:family="text">
      <style:text-properties fo:font-weight="bold" officeooo:rsid="005f0acd" style:font-weight-asian="bold" style:font-weight-complex="bold"/>
    </style:style>
    <style:style style:name="T19" style:family="text">
      <style:text-properties officeooo:rsid="0036bc72"/>
    </style:style>
    <style:style style:name="T20" style:family="text">
      <style:text-properties officeooo:rsid="003881cd"/>
    </style:style>
    <style:style style:name="T21" style:family="text">
      <style:text-properties officeooo:rsid="003a9465"/>
    </style:style>
    <style:style style:name="T22" style:family="text">
      <style:text-properties officeooo:rsid="003c766e"/>
    </style:style>
    <style:style style:name="T23" style:family="text">
      <style:text-properties officeooo:rsid="003ca066"/>
    </style:style>
    <style:style style:name="T24" style:family="text">
      <style:text-properties officeooo:rsid="003f0fa2"/>
    </style:style>
    <style:style style:name="T25" style:family="text">
      <style:text-properties officeooo:rsid="0040fdd6"/>
    </style:style>
    <style:style style:name="T26" style:family="text">
      <style:text-properties officeooo:rsid="0042ac5b"/>
    </style:style>
    <style:style style:name="T27" style:family="text">
      <style:text-properties officeooo:rsid="0043e654"/>
    </style:style>
    <style:style style:name="T28" style:family="text">
      <style:text-properties officeooo:rsid="0045b2f7"/>
    </style:style>
    <style:style style:name="T29" style:family="text">
      <style:text-properties officeooo:rsid="00460d06"/>
    </style:style>
    <style:style style:name="T30" style:family="text">
      <style:text-properties officeooo:rsid="0046409d"/>
    </style:style>
    <style:style style:name="T31" style:family="text">
      <style:text-properties officeooo:rsid="00468523"/>
    </style:style>
    <style:style style:name="T32" style:family="text">
      <style:text-properties officeooo:rsid="0047f2a0"/>
    </style:style>
    <style:style style:name="T33" style:family="text">
      <style:text-properties fo:color="#c9211e"/>
    </style:style>
    <style:style style:name="T34" style:family="text">
      <style:text-properties fo:color="#c9211e" officeooo:rsid="00460d06"/>
    </style:style>
    <style:style style:name="T35" style:family="text">
      <style:text-properties fo:color="#c9211e" officeooo:rsid="004a5ef6"/>
    </style:style>
    <style:style style:name="T36" style:family="text">
      <style:text-properties fo:color="#c9211e" officeooo:rsid="00506e01"/>
    </style:style>
    <style:style style:name="T37" style:family="text">
      <style:text-properties fo:color="#c9211e" officeooo:rsid="0055f75e"/>
    </style:style>
    <style:style style:name="T38" style:family="text">
      <style:text-properties fo:color="#c9211e" officeooo:rsid="004de212"/>
    </style:style>
    <style:style style:name="T39" style:family="text">
      <style:text-properties fo:color="#c9211e" officeooo:rsid="0055c06e"/>
    </style:style>
    <style:style style:name="T40" style:family="text">
      <style:text-properties fo:color="#c9211e" officeooo:rsid="005c1cec"/>
    </style:style>
    <style:style style:name="T41" style:family="text">
      <style:text-properties officeooo:rsid="004aa54e"/>
    </style:style>
    <style:style style:name="T42" style:family="text">
      <style:text-properties officeooo:rsid="004c5de4"/>
    </style:style>
    <style:style style:name="T43" style:family="text">
      <style:text-properties officeooo:rsid="004cdd1f"/>
    </style:style>
    <style:style style:name="T44" style:family="text">
      <style:text-properties officeooo:rsid="004de212"/>
    </style:style>
    <style:style style:name="T45" style:family="text">
      <style:text-properties officeooo:rsid="0053c309"/>
    </style:style>
    <style:style style:name="T46" style:family="text">
      <style:text-properties officeooo:rsid="0058d41b"/>
    </style:style>
    <style:style style:name="T47" style:family="text">
      <style:text-properties officeooo:rsid="0059cf73"/>
    </style:style>
    <style:style style:name="T48" style:family="text">
      <style:text-properties officeooo:rsid="005a1e60"/>
    </style:style>
    <style:style style:name="T49" style:family="text">
      <style:text-properties officeooo:rsid="005c1cec"/>
    </style:style>
    <style:style style:name="T50" style:family="text">
      <style:text-properties officeooo:rsid="005d74b6"/>
    </style:style>
    <style:style style:name="T51" style:family="text">
      <style:text-properties officeooo:rsid="005f0acd"/>
    </style:style>
    <style:style style:name="T52" style:family="text">
      <style:text-properties officeooo:rsid="0060c9af"/>
    </style:style>
    <style:style style:name="T53" style:family="text">
      <style:text-properties officeooo:rsid="006115eb"/>
    </style:style>
    <style:style style:name="T54" style:family="text">
      <style:text-properties officeooo:rsid="0061af42"/>
    </style:style>
    <style:style style:name="T55" style:family="text">
      <style:text-properties officeooo:rsid="0062ee2b"/>
    </style:style>
    <style:style style:name="T56" style:family="text">
      <style:text-properties fo:font-weight="normal" officeooo:rsid="0064d9b6" style:font-weight-asian="normal" style:font-weight-complex="normal"/>
    </style:style>
    <style:style style:name="T57" style:family="text">
      <style:text-properties officeooo:rsid="00650fcd"/>
    </style:style>
    <style:style style:name="T58" style:family="text">
      <style:text-properties officeooo:rsid="006593d0"/>
    </style:style>
    <style:style style:name="T59" style:family="text">
      <style:text-properties officeooo:rsid="006606ac"/>
    </style:style>
    <style:style style:name="T60" style:family="text">
      <style:text-properties officeooo:rsid="006a7d07"/>
    </style:style>
    <style:style style:name="T61" style:family="text">
      <style:text-properties style:use-window-font-color="true" officeooo:rsid="0055f75e"/>
    </style:style>
    <style:style style:name="T62" style:family="text">
      <style:text-properties style:use-window-font-color="true" officeooo:rsid="00460d06"/>
    </style:style>
    <style:style style:name="T63" style:family="text">
      <style:text-properties style:use-window-font-color="true" officeooo:rsid="004a5ef6"/>
    </style:style>
    <style:style style:name="T64" style:family="text">
      <style:text-properties style:use-window-font-color="true" officeooo:rsid="00506e01"/>
    </style:style>
    <style:style style:name="T65" style:family="text">
      <style:text-properties style:use-window-font-color="true" officeooo:rsid="004de212"/>
    </style:style>
    <style:style style:name="T66" style:family="text">
      <style:text-properties style:use-window-font-color="true" officeooo:rsid="0055c06e"/>
    </style:style>
    <style:style style:name="T67" style:family="text">
      <style:text-properties style:use-window-font-color="true" officeooo:rsid="005c1cec"/>
    </style:style>
    <style:style style:name="T68" style:family="text">
      <style:text-properties officeooo:rsid="006b58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0">Raidify </text:span>Project <text:span text:style-name="T55">I</text:span>deas</text:p>
      <text:p text:style-name="P7"/>
      <text:p text:style-name="P8"><text:span text:style-name="T11">1) Quick-wins:</text:span> The following quick wins were discussed</text:p>
      <text:p text:style-name="P8">- Mobile App for Domino Pizza</text:p>
      <text:p text:style-name="P8">- Mobile App for So-Fresh</text:p>
      <text:p text:style-name="P8">- Business automation tools for Leye’s former company (Name here)</text:p>
      <text:p text:style-name="P11"/>
      <text:p text:style-name="P13"><text:span text:style-name="T18">2)</text:span><text:span text:style-name="T11"> NSETrader</text:span>: Takes advantage of the gaps in the current trading platforms in Nigeria. Most platforms lack modern trading features such as <text:span text:style-name="T51">Trad</text:span><text:span text:style-name="T52">e</text:span><text:span text:style-name="T51"> Simulation/</text:span><text:span text:style-name="T53">Dummy Accounts</text:span><text:span text:style-name="T51">, </text:span>Stop Loss trades, Closed-market trading instructions, <text:span text:style-name="T24">Futures Trading, </text:span><text:span text:style-name="T25">Margin Trading</text:span><text:span text:style-name="T24">, </text:span>Graphical tools like Depth Analyser, Real time trading charts <text:span text:style-name="T24">and lots of others</text:span>.</text:p>
      <text:p text:style-name="P13"/>
      <text:p text:style-name="P14"><text:span text:style-name="T11">Tasks</text:span>: </text:p>
      <text:p text:style-name="P14">- To obtain the NSE API</text:p>
      <text:p text:style-name="P14">- <text:span text:style-name="T54">Identify Suitable Graphical Analysis Tools to be implemented</text:span></text:p>
      <text:p text:style-name="P13"/>
      <text:p text:style-name="P14"><text:span text:style-name="T11">3) E-Wallet</text:span><text:span text:style-name="T16">(FinTech): </text:span><text:span text:style-name="T56">This will be both a mobile app and web application. Merchants will be able to receive money from a Wallet, money can be received on the wallet, easy transfer of money to banks, e-wallet account opening is free. Customers will have the ability to Deposit withdraw, save money etc. The payment technique may include features such as barcodes, facial detection etc.</text:span></text:p>
      <text:p text:style-name="P13"/>
      <text:p text:style-name="P4"><text:span text:style-name="T17">4</text:span><text:span text:style-name="T1">. </text:span><text:span text:style-name="T12">MyTailor:</text:span><text:span text:style-name="T1"> A </text:span><text:span text:style-name="T5">solution</text:span><text:span text:style-name="T1"> for </text:span><text:span text:style-name="T5">fabric selection,</text:span><text:span text:style-name="T1"> clothing </text:span><text:span text:style-name="T5">design </text:span><text:span text:style-name="T1">selection (Trad and English inclusive), </text:span><text:span text:style-name="T4">recording </text:span><text:span text:style-name="T1"><text:s/></text:span><text:span text:style-name="T4">size/</text:span><text:span text:style-name="T1">measurements </text:span><text:span text:style-name="T4">details</text:span><text:span text:style-name="T1">, </text:span><text:span text:style-name="T4">obtaining</text:span><text:span text:style-name="T1"> fashion ideas, </text:span><text:span text:style-name="T4">making customized clothing orders or selling used/unloved wears</text:span><text:span text:style-name="T2">. It will </text:span><text:span text:style-name="T22">make use of AI bots </text:span><text:span text:style-name="T27">for outfit recommendation, </text:span><text:span text:style-name="T28">tailor selection,</text:span><text:span text:style-name="T22"> as well as</text:span><text:span text:style-name="T26"> </text:span><text:span text:style-name="T22">conflict resolution</text:span><text:span text:style-name="T2">. It is targetted at markets such as Aba, </text:span><text:span text:style-name="T59">Nnewi</text:span><text:span text:style-name="T2"> </text:span><text:span text:style-name="T7">or for individual</text:span><text:span text:style-name="T8">s</text:span><text:span text:style-name="T7"> that produce</text:span><text:span text:style-name="T2"> </text:span><text:span text:style-name="T7">wears </text:span><text:span text:style-name="T9">(shoes, sandals, clothes etc.)</text:span><text:span text:style-name="T7"> </text:span><text:span text:style-name="T2">for distant customers (both in Nigeria and beyond). Some degree of quality checks </text:span><text:span text:style-name="T23">(measurements and style selection) </text:span><text:span text:style-name="T2">will be embedded. </text:span></text:p>
      <text:p text:style-name="P1"/>
      <text:p text:style-name="P5"><text:span text:style-name="T17">5</text:span><text:span text:style-name="T2">. </text:span><text:span text:style-name="T13">Waste Management:</text:span><text:span text:style-name="T3"> A </text:span><text:span text:style-name="T20">convenient</text:span><text:span text:style-name="T3"> solution for lifting waste from homes and offices. It also uses Google’s Geolocation API </text:span><text:span text:style-name="T6">to locate customers. A customer is at liberty to choose the pickup time </text:span><text:span text:style-name="T19">too.</text:span><text:span text:style-name="T6"> </text:span><text:span text:style-name="T10">It will take advantage of the Circular Economy Trend (easy fund raising) by providing incentives and managing recyclable waste </text:span><text:span text:style-name="T21">items.</text:span><text:span text:style-name="T10"> </text:span></text:p>
      <text:p text:style-name="P2"/>
      <text:p text:style-name="P3"/>
      <text:p text:style-name="P3"/>
      <text:p text:style-name="P15">Future Prospective Projects</text:p>
      <text:p text:style-name="P3"/>
      <text:p text:style-name="P10"><text:span text:style-name="T60">1</text:span><text:span text:style-name="T3">. </text:span><text:span text:style-name="T14">Projec</text:span><text:span text:style-name="T15">tMon</text:span><text:span text:style-name="T45">: </text:span><text:span text:style-name="T29">This </text:span><text:span text:style-name="T48">solution</text:span><text:span text:style-name="T29"> </text:span><text:span text:style-name="T47">focuses on Govt Project Implementation, it </text:span><text:span text:style-name="T29">seeks to ensure transparency in handling of Govt. Projects by Monitoring government Project milestone payments across the country. Essentially focused on </text:span><text:span text:style-name="T30">Educating the masses on </text:span><text:span text:style-name="T41">ONLY </text:span><text:span text:style-name="T29">Government Projects</text:span><text:span text:style-name="T31"> </text:span><text:span text:style-name="T29">across all </text:span><text:span text:style-name="T58">M</text:span><text:span text:style-name="T29">inistries, </text:span><text:span text:style-name="T57">P</text:span><text:span text:style-name="T42">arastatals and agencies</text:span><text:span text:style-name="T29">. </text:span><text:span text:style-name="T46">Project implementation data such as p</text:span><text:span text:style-name="T32">ictures, </text:span><text:span text:style-name="T46">quality tests</text:span><text:span text:style-name="T32"> and other details of ongoing projects will be compared with </text:span><text:span text:style-name="T43">its</text:span><text:span text:style-name="T32"> project milestone payments. </text:span><text:span text:style-name="T49">It addresses the questions “How much has been paid?” and “What has been completed?”. </text:span><text:span text:style-name="T32"><text:s/></text:span><text:span text:style-name="T61">T</text:span><text:span text:style-name="T62">his is </text:span><text:span text:style-name="T63">the real point </text:span><text:span text:style-name="T62">where nations like Nigeria bleed profusely, </text:span><text:span text:style-name="T64">not in budget allocation. </text:span><text:span text:style-name="T65">Whistle blowing </text:span><text:span text:style-name="T66">on these projects </text:span><text:span text:style-name="T67">may</text:span><text:span text:style-name="T65"> also be included to empower citizens.</text:span></text:p>
      <text:p text:style-name="P16"/>
      <text:p text:style-name="P17"><text:span text:style-name="T44">2. </text:span>Airport/Locality Centric Applications: To explore AI tools (e.g <text:a xlink:type="simple" xlink:href="https://arvr.google.com/ar/" text:style-name="Internet_20_link" text:visited-style-name="Visited_20_Internet_20_Link">https://arvr.google.com/ar/</text:a>) and the Google Live View with a view to develop solutions with them.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NG">₦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NG">₦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NG">₦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NG">₦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NG">₦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NG">₦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NG">₦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NG">₦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NG">₦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NG">₦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NG">₦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NG">₦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NG">₦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NG">₦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6:36:15.539900944</meta:creation-date>
    <dc:date>2020-10-25T14:56:39.836233119</dc:date>
    <meta:editing-duration>PT3H29M21S</meta:editing-duration>
    <meta:editing-cycles>81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429" meta:character-count="2851" meta:non-whitespace-character-count="2431"/>
  </office:meta>
</office:document-meta>
</file>